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402in" fo:min-width="5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BORNHACK</text:p>
      <text:p text:style-name="P3"/>
      <text:p text:style-name="P3"/>
      <text:p text:style-name="P2"><draw:custom-shape text:anchor-type="paragraph" draw:z-index="1" draw:style-name="gr1" svg:width="5.9094in" svg:height="2.8039in" svg:x="0.4957in" svg:y="1.261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32:49.261748614</dc:date>
    <meta:editing-duration>PT16M28S</meta:editing-duration>
    <meta:editing-cycles>6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8" meta:character-count="71" meta:non-whitespace-character-count="63"/>
  </office:meta>
</office:document-meta>
</file>